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1">
      <style:text-properties fo:font-size="12pt" style:font-size-asian="12pt"/>
    </style:style>
    <style:style style:name="P2" style:family="paragraph" style:parent-style-name="Standard"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normal" officeooo:rsid="000fb84b" officeooo:paragraph-rsid="000fb84b" style:font-size-asian="8pt" style:font-style-asian="normal" style:font-name-complex="Arial" style:font-style-complex="norm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fb84b" officeooo:paragraph-rsid="000fb84b" style:font-weight-asian="bold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e8bdc" officeooo:paragraph-rsid="000e8bdc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b84b" officeooo:paragraph-rsid="000fb84b" style:font-size-asian="12pt" style:font-weight-asian="bold" style:font-name-complex="Arial"/>
    </style:style>
    <style:style style:name="P17" style:family="paragraph" style:parent-style-name="Standard">
      <style:text-properties style:font-name="Arial" fo:font-style="normal" officeooo:rsid="000e8bdc" officeooo:paragraph-rsid="000e8bdc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officeooo:rsid="000e8bdc" officeooo:paragraph-rsid="000e8bdc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0fb84b" officeooo:paragraph-rsid="000fb84b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b84b" officeooo:paragraph-rsid="000fb84b" style:font-weight-asian="normal" style:font-name-complex="Arial" style:font-weight-complex="normal"/>
    </style:style>
    <style:style style:name="P21" style:family="paragraph" style:parent-style-name="Heading_20_3">
      <style:text-properties fo:font-style="normal" officeooo:rsid="000e8bdc" officeooo:paragraph-rsid="000e8bdc" style:font-style-asian="normal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2pt" style:font-size-asian="12pt" style:font-name-complex="Arial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-asian="Arial"/>
    </style:style>
    <style:style style:name="T10" style:family="text">
      <style:text-properties officeooo:rsid="000fb84b" style:font-name-asian="Arial"/>
    </style:style>
    <style:style style:name="T11" style:family="text">
      <style:text-properties fo:font-style="normal" officeooo:rsid="000fb84b" style:font-style-asian="normal" style:font-style-complex="normal"/>
    </style:style>
    <style:style style:name="T12" style:family="text">
      <style:text-properties fo:font-style="normal" fo:font-weight="normal" officeooo:rsid="000e8bd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fb84b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fb84b" style:font-name-asian="Arial" style:font-weight-asian="normal" style:font-weight-complex="normal"/>
    </style:style>
    <style:style style:name="T16" style:family="text">
      <style:text-properties officeooo:rsid="000fb8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" text:outline-level="1">Caso de Uso</text:h>
          </table:table-cell>
          <table:table-cell table:style-name="Tabla1.B1" table:number-columns-spanned="5" office:value-type="string">
            <text:h text:style-name="P21" text:outline-level="3">Fin de contra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/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7">Administrativo (I), 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0"><text:span text:style-name="T12">Primario, Esencial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0"/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10"><text:span text:style-name="T12">El miembro del personal tiene que tener un contrato vigent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7">El miembro del personal no trabaja (salvo que se le renueve el contrato) para el centro médico., <text:span text:style-name="T16">además el sistema no tendrá los registros de dicho miembr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7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16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18">D<text:span text:style-name="T16">ar de baja a un miembro del personal del sistema.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9">El miembro del personal administrativo indica al sistema que quiere finalizar el contrato que tiene un miembro del personal, para ello aportará algún dato que identifique a dicho miembro. Si no hay errores, el miembro del personal no tendrá acceso al sistema de ahora en adelante y el sistema borrará de la base de datos sus registros (datos, horarios,…)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2">A<text:span text:style-name="T16">dministrativo: Indica al sistema que quiere finalizar un contrato aportando un identificador del miembro del personal.</text:span>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12"><text:span text:style-name="T9"><text:s/></text:span><text:span text:style-name="T10">El sistema recibe la petición, verifica si el miembro del personal existe y tiene contrato y lo elimina del sistema junto con sus registros.</text:span></text:p>
          </table:table-cell>
        </table:table-row>
        <table:table-row table:style-name="Tabla4.2">
          <table:table-cell table:style-name="Tabla4.A4" office:value-type="string">
            <text:p text:style-name="P16">3</text:p>
          </table:table-cell>
          <table:table-cell table:style-name="Tabla4.B4" office:value-type="string">
            <text:p text:style-name="P20">Administrativo: Recibe un mensaje de confirmación del sistema en caso de que la acción se haya producido satisfactoriamente.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9">3a</text:p>
          </table:table-cell>
          <table:table-cell table:style-name="Tabla5.B2" table:number-columns-spanned="4" office:value-type="string">
            <text:p text:style-name="P12"><text:span text:style-name="T15">El administrativo recibe un mensaje de error bien debido a que no se ha conseguido identificar al miembro del personal, bien porque haya habido algún error a la hora de eliminar los registros del miembro de la base de datos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Baja, dependerá del número de miembros del personal del centro médico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4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4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<text:span text:style-name="T11">Baja</text:span>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4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3"><text:span text:style-name="T11">Moderada</text:span>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6T12:46:46.122582812</dc:date>
    <meta:print-date>2012-03-13T15:37:00</meta:print-date>
    <meta:editing-cycles>9</meta:editing-cycles>
    <meta:editing-duration>PT33M8S</meta:editing-duration>
    <meta:document-statistic meta:table-count="5" meta:image-count="0" meta:object-count="0" meta:page-count="1" meta:paragraph-count="45" meta:word-count="266" meta:character-count="1654" meta:non-whitespace-character-count="1430"/>
    <meta:generator>LibreOffice/5.4.5.1$Linux_X86_64 LibreOffice_project/40m0$Build-1</meta:generator>
  </office:meta>
</office:document-meta>
</file>